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ok"><text:span text:style-name="scrBookName_.en_scrBook">Matthew</text:span> </text:p>
      <text:p text:style-name="TitleMain_scrBook"><text:span text:style-name="span_.tpi_TitleMain_scrBook">Gutnius Matyu i raitim</text:span> </text:p>
      <text:p text:style-name="IntroSectionHead_scrIntroSection_scrBook"><text:span text:style-name="span_.tpi_IntroSectionHead_scrIntroSection_scrBook">Tok i go pas</text:span> </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 </text:p>
      <text:p text:style-name="ChapterHead_scrSection_scrBook"><text:span text:style-name="span_.tpi_ChapterHead_scrSection_scrBook">Jisas i kamap long graun</text:span> </text:p>
      <text:p text:style-name="SectionHead_scrSection_scrBook"><text:span text:style-name="span_.tpi_SectionHead_scrSection_scrBook">Nem bilong ol lain tumbuna bilong Jisas Krais</text:span> </text:p>
      <text:p text:style-name="Paragraph1_scrSection_scrBook"><text:span text:style-name="ChapterNumber_.tpi_Paragraph1_scrSection_scrBook">1</text:span> <text:span text:style-name="VerseNumber1_.tpi_Paragraph1_scrSection_scrBook">1</text:span> <text:span text:style-name="span_.tpi_Paragraph1_scrSection_scrBook">Dispela †  em i tok long ol lain tumbuna bilong Jisas Krais. Jisas em i bilong lain bilong Devit na Devit em i bilong lain bilong Abraham. replace text here</text:span> </text:p>
      <text:p text:style-name="SectionHead_scrSection_scrSection_scrBook"><text:span text:style-name="span_.tpi_SectionHead_scrSection_scrSection_scrBook">Josep wantaim meri na pikinini i go long Isip</text:span> </text:p>
      <text:p text:style-name="Paragraph_scrSection_scrSection_scrBook"><text:span text:style-name="VerseNumber_.tpi_Paragraph_scrSection_scrSection_scrBook">13</text:span> <text:span text:style-name="span_.tpi_Paragraph_scrSection_scrSection_scrBook">Ol saveman i go pinis, na ensel bilong Bikpela i kamap long Josep long driman. Ensel i tok olsem, “Yu kirap na kisim pikinini wantaim mama bilong en, na yu ranawe i go long Isip.</text:span> <text:span text:style-name="a_scrFootnoteMarker_Paragraph_scrSection_scrSection_scrBook"><text:reference-ref text:reference-format="text" text:ref-name="f06c1ac15-935c-4ff4-99f9-257a5372c48a">c</text:reference-ref></text:span><text:span>Na yu mas i stap long Isip inap long taim mi givim tok gen long yu, long wanem, Herot i laik painim pikinini na kilim em i dai.” </text:span><text:span>14</text:span> <text:span>Orait Josep i kirap na i kisim pikinini wantaim mama bilong en long nait yet, na em i bringim ol i go long Isip. </text:span><text:span>15</text:span> <text:span>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text:span><text:reference-mark text:name="f06c1ac15-935c-4ff4-99f9-257a5372c48a"/>c</text:span> <text:span text:style-name="span_.tpi_NoteGeneralParagraph_scrSection_scrSection_scrBook">footnotem long hia</text:span> </text:p>
      <text:p text:style-name="border_scrBook"> </text:p>
      <text:p text:style-name="scrBook_scrBook"><text:span text:style-name="scrBookName_.en_scrBook_scrBook">Mark</text:span> </text:p>
      <text:p text:style-name="TitleMain_scrBook_scrBook"><text:span text:style-name="span_.tpi_TitleMain_scrBook_scrBook">MARK key MARK</text:span> </text:p>
      <text:p text:style-name="IntroSectionHead_scrIntroSection_scrBook_scrBook"><text:span text:style-name="span_.tpi_IntroSectionHead_scrIntroSection_scrBook_scrBook">Tok i go pas</text:span> </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_scrBook"> </text:p>
      <text:p text:style-name="ChapterHead_scrSection_scrBook_scrBook"><text:span text:style-name="span_.tpi_ChapterHead_scrSection_scrBook_scrBook">Jisas i kamap long graun</text:span> </text:p>
      <text:p text:style-name="SectionHead_scrSection_scrBook_scrBook"><text:span text:style-name="span_.tpi_SectionHead_scrSection_scrBook_scrBook">Nem bilong ol lain tumbuna bilong Jisas Krais</text:span> </text:p>
      <text:p text:style-name="Paragraph1_scrSection_scrBook_scrBook"><text:span text:style-name="ChapterNumber_.tpi_Paragraph1_scrSection_scrBook_scrBook">1</text:span> <text:span text:style-name="VerseNumber1_.tpi_Paragraph1_scrSection_scrBook_scrBook">1</text:span> <text:span text:style-name="span_.tpi_Paragraph1_scrSection_scrBook_scrBook">Dispela †  em i tok long ol lain tumbuna bilong Jisas Krais. Jisas em i bilong lain bilong Devit na Devit em i bilong lain bilong Abraham. replace text her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xmlns:style="urn:oasis:names:tc:opendocument:xmlns:style:1.0" style:name="scrBookName_.en_scrBook" style:family="text" style:parent-style-name="scrBook">
      <style:text-properties xmlns:fo="urn:oasis:names:tc:opendocument:xmlns:xsl-fo-compatible:1.0" fo:language="en" fo:country="US"/>
    </style:style>
    <style:style xmlns:style="urn:oasis:names:tc:opendocument:xmlns:style:1.0" style:name="TitleMain_scrBook" style:family="paragraph" style:parent-style-name="scrBook"/>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crIntroSection_scrBook" style:family="paragraph" style:parent-style-name="scrBook"/>
    <style:style xmlns:style="urn:oasis:names:tc:opendocument:xmlns:style:1.0" style:name="IntroSectionHead_scrIntroSection_scrBook" style:family="paragraph" style:parent-style-name="scrIntroSection_scrBook"/>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IntroParagraph_scrIntroSection_scrBook" style:family="paragraph" style:parent-style-name="scrIntroSection_scrBook"/>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crSection_scrBook" style:family="paragraph" style:parent-style-name="scrBook"/>
    <style:style xmlns:style="urn:oasis:names:tc:opendocument:xmlns:style:1.0" style:name="ChapterHead_scrSection_scrBook" style:family="paragraph" style:parent-style-name="scrSection_scrBook"/>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ectionHead_scrSection_scrBook" style:family="paragraph" style:parent-style-name="scrSection_scrBook"/>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Paragraph1_scrSection_scrBook" style:family="paragraph" style:parent-style-name="scrSection_scrBook"/>
    <style:style xmlns:style="urn:oasis:names:tc:opendocument:xmlns:style:1.0" style:name="ChapterNumber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VerseNumber1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crSection_scrSection_scrBook" style:family="paragraph" style:parent-style-name="scrSection_scrBook"/>
    <style:style xmlns:style="urn:oasis:names:tc:opendocument:xmlns:style:1.0" style:name="SectionHead_scrSection_scrSection_scrBook" style:family="paragraph" style:parent-style-name="scrSection_scrSection_scrBook"/>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Paragraph_scrSection_scrSection_scrBook" style:family="paragraph" style:parent-style-name="scrSection_scrSection_scrBook"/>
    <style:style xmlns:style="urn:oasis:names:tc:opendocument:xmlns:style:1.0" style:name="VerseNumber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NoteGeneralParagraph_scrSection_scrSection_scrBook" style:family="paragraph" style:parent-style-name="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crBook_scrBook" style:family="paragraph" style:parent-style-name="scrBook"/>
    <style:style xmlns:style="urn:oasis:names:tc:opendocument:xmlns:style:1.0" style:name="scrBookName_.en_scrBook_scrBook" style:family="text" style:parent-style-name="scrBook_scrBook">
      <style:text-properties xmlns:fo="urn:oasis:names:tc:opendocument:xmlns:xsl-fo-compatible:1.0" fo:language="en" fo:country="US"/>
    </style:style>
    <style:style xmlns:style="urn:oasis:names:tc:opendocument:xmlns:style:1.0" style:name="TitleMain_scrBook_scrBook" style:family="paragraph" style:parent-style-name="scrBook_scrBook"/>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crIntroSection_scrBook_scrBook" style:family="paragraph" style:parent-style-name="scrBook_scrBook"/>
    <style:style xmlns:style="urn:oasis:names:tc:opendocument:xmlns:style:1.0" style:name="IntroSectionHead_scrIntroSection_scrBook_scrBook" style:family="paragraph" style:parent-style-name="scrIntroSection_scrBook_scrBook"/>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IntroParagraph_scrIntroSection_scrBook_scrBook" style:family="paragraph" style:parent-style-name="scrIntroSection_scrBook_scrBook"/>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scrSection_scrBook_scrBook" style:family="paragraph" style:parent-style-name="scrBook_scrBook"/>
    <style:style xmlns:style="urn:oasis:names:tc:opendocument:xmlns:style:1.0" style:name="ChapterHead_scrSection_scrBook_scrBook" style:family="paragraph" style:parent-style-name="scrSection_scrBook_scrBook"/>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ectionHead_scrSection_scrBook_scrBook" style:family="paragraph" style:parent-style-name="scrSection_scrBook_scrBook"/>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Paragraph1_scrSection_scrBook_scrBook" style:family="paragraph" style:parent-style-name="scrSection_scrBook_scrBook"/>
    <style:style xmlns:style="urn:oasis:names:tc:opendocument:xmlns:style:1.0" style:name="ChapterNumber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VerseNumber1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_scrBook_scrBook" style:family="paragraph" style:parent-style-name="scrBook_scrBook">
      <style:paragraph-properties xmlns:fo="urn:oasis:names:tc:opendocument:xmlns:xsl-fo-compatible:1.0"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13T19:34:17</meta:creation-date>
    <dc:creator>sudyk</dc:creator>
    <dc:date>2010-10-13T19:34:17</dc:date>
    <meta:editing-cycles>1</meta:editing-cycles>
    <meta:editing-duration>PT2M27S</meta:editing-duration>
    <meta:AssemblyVersion Assembly-Version="OpenOfficeConvert 0.6.8.2280"/>
    <meta:Created-By Created-By="ReSharper 4.1.933.3"/>
    <meta:user-defined meta:name="Assembly-Version">OpenOfficeConvert 0.6.8.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 SVN\PublishingSolution\Test\PsExport\TestFiles\Output\T9\main"
Const IsPreview = "False"

'Changed On Oct-04-2010 for TD-1616(PDF Output should not be shown while creating preview).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